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0cm" fo:margin-top="0cm" fo:margin-bottom="0cm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2cm"/>
    </style:style>
    <style:style style:name="Таблица1.1" style:family="table-row">
      <style:table-row-properties style:min-row-height="5.9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end" style:justify-single-word="false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fo:font-style="italic" style:font-size-asian="10pt" style:font-style-asian="italic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</style:style>
    <style:style style:name="P13" style:family="paragraph" style:parent-style-name="Standard" style:list-style-name="WWNum1">
      <style:paragraph-properties fo:margin-left="0.635cm" fo:margin-right="0cm" fo:text-indent="-0.635cm" style:auto-text-indent="false"/>
    </style:style>
    <style:style style:name="P14" style:family="paragraph" style:parent-style-name="Standard" style:list-style-name="WWNum1">
      <style:paragraph-properties fo:margin-left="0.635cm" fo:margin-right="0cm" fo:text-indent="-0.635cm" style:auto-text-indent="false"/>
      <style:text-properties officeooo:paragraph-rsid="002260ec"/>
    </style:style>
    <style:style style:name="P15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/>
    </style:style>
    <style:style style:name="P16" style:family="paragraph" style:parent-style-name="Standard" style:list-style-name="WWNum1">
      <style:paragraph-properties fo:margin-left="0.635cm" fo:margin-right="0cm" fo:text-indent="-0.635cm" style:auto-text-indent="false"/>
      <style:text-properties officeooo:rsid="0020b4c5" officeooo:paragraph-rsid="0020b4c5"/>
    </style:style>
    <style:style style:name="P17" style:family="paragraph" style:parent-style-name="Standard" style:list-style-name="WWNum1">
      <style:paragraph-properties fo:margin-left="0.635cm" fo:margin-right="0cm" fo:text-indent="-0.635cm" style:auto-text-indent="false"/>
      <style:text-properties officeooo:rsid="002260ec" officeooo:paragraph-rsid="002260ec"/>
    </style:style>
    <style:style style:name="P18" style:family="paragraph" style:parent-style-name="Standard">
      <style:paragraph-properties fo:margin-left="0.635cm" fo:margin-right="0cm" fo:text-indent="0cm" style:auto-text-indent="false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.635cm" fo:margin-right="0cm" fo:text-align="end" style:justify-single-word="false" fo:text-indent="0cm" style:auto-text-indent="false"/>
    </style:style>
    <style:style style:name="P25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fc3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ffc3d" style:font-size-asian="10pt" style:font-size-complex="10pt"/>
    </style:style>
    <style:style style:name="T7" style:family="text">
      <style:text-properties fo:font-size="10pt" officeooo:rsid="002260ec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ffc3d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20b4c5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style="italic" style:font-size-asian="10pt" style:font-style-asian="italic" style:font-size-complex="10pt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fo:min-height="0cm" fo:min-width="0cm" style:run-through="background"/>
    </style:style>
    <style:style style:name="gr3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<draw:g text:anchor-type="as-char" draw:z-index="0" draw:name="Полотно 2" draw:style-name="gr1"><draw:custom-shape draw:style-name="gr2" draw:text-style-name="P26" svg:width="1.906cm" svg:height="2.223cm" svg:x="0cm" svg:y="0cm"><text:p/><draw:enhanced-geometry draw:type="mso-spt75"/></draw:custom-shape><draw:rect draw:name="Rectangle 4" draw:style-name="gr3" draw:text-style-name="P27" svg:width="1.906cm" svg:height="2.223cm" svg:x="0cm" svg:y="0cm"><text:p/></draw:rect></draw:g></text:p>
          </table:table-cell>
          <table:table-cell table:style-name="Таблица1.B1" office:value-type="string">
            <text:p text:style-name="P1"><text:span text:style-name="T1">Отчёт по лабораторной работе</text:span> №<text:span text:style-name="T2"><text:tab/>6<text:tab/></text:span> по курсу <text:span text:style-name="T2"><text:tab/>Фундаментальная информатика </text:span></text:p>
            <text:p text:style-name="P2"><text:span text:style-name="T5">студента группы </text:span><text:span text:style-name="T8">М8О-10</text:span><text:span text:style-name="T2">5Б-19</text:span><text:span text:style-name="T8"><text:tab/>Барсова Артёма </text:span><text:span text:style-name="T5">, № по списку <text:s/></text:span><text:span text:style-name="T8"><text:tab/>2<text:tab/></text:span></text:p>
            <text:p text:style-name="P2"><text:span text:style-name="T5">Адреса www, e-mail, jabber, skype </text:span><text:span text:style-name="T8"><text:tab/><text:tab/><text:tab/><text:tab/></text:span></text:p>
            <text:p text:style-name="P2"><text:span text:style-name="T5">Работа выполнена: “</text:span><text:span text:style-name="T2">19</text:span><text:span text:style-name="T5">“ </text:span><text:span text:style-name="T8"><text:tab/>октября <text:s/></text:span><text:span text:style-name="T5"><text:s/>20</text:span><text:span text:style-name="T8">1</text:span><text:span text:style-name="T2">9</text:span><text:span text:style-name="T5">г.<text:tab/><text:tab/></text:span></text:p>
            <text:p text:style-name="P2"><text:span text:style-name="T5">Преподаватель:</text:span><text:span text:style-name="T8"><text:tab/>доцент<text:tab/></text:span><text:span text:style-name="T5"> каф.806 <text:s/>Никулин Сергей Петрович</text:span><text:span text:style-name="T8"><text:tab/><text:tab/><text:tab/><text:tab/><text:tab/></text:span></text:p>
            <text:p text:style-name="P2"><text:span text:style-name="T5">Входной контроль знаний с оценкой </text:span><text:span text:style-name="T8"><text:tab/><text:tab/><text:tab/><text:tab/><text:tab/></text:span></text:p>
            <text:p text:style-name="P2"><text:span text:style-name="T5">Отчёт сдан “</text:span><text:span text:style-name="T8">26</text:span><text:span text:style-name="T5">“ </text:span><text:span text:style-name="T8"><text:tab/></text:span><text:span text:style-name="T2">октября</text:span><text:span text:style-name="T5"> 20</text:span><text:span text:style-name="T2">19</text:span><text:span text:style-name="T5">г., итоговая оценка </text:span><text:span text:style-name="T8"><text:tab/><text:tab/></text:span></text:p>
            <text:p text:style-name="P2"><text:span text:style-name="T5">Подпись преподавателя </text:span><text:span text:style-name="T8"><text:tab/><text:tab/><text:tab/><text:tab/></text:span></text:p>
            <text:p text:style-name="P2"><text:span text:style-name="T14"/></text:p>
          </table:table-cell>
        </table:table-row>
      </table:table>
      <text:p text:style-name="Standard"/>
      <text:list xml:id="list153831431" text:style-name="WWNum1">
        <text:list-item>
          <text:p text:style-name="P14"><text:span text:style-name="T11">Тема</text:span><text:span text:style-name="T5">: <text:s text:c="3"/></text:span><text:span text:style-name="T8"><text:tab/></text:span><text:span text:style-name="T9">Конструирование</text:span><text:span text:style-name="T2"> </text:span><text:span text:style-name="T3">диаграмм </text:span><text:span text:style-name="T2">Тьюринга</text:span><text:span text:style-name="T8"><text:tab/><text:tab/><text:tab/></text:span></text:p>
        </text:list-item>
      </text:list>
      <text:p text:style-name="P3"/>
      <text:list xml:id="list153340711795444" text:continue-numbering="true" text:style-name="WWNum1">
        <text:list-item>
          <text:p text:style-name="P13"><text:span text:style-name="T11">Цель работы</text:span><text:span text:style-name="T5">: <text:s/></text:span><text:span text:style-name="T8"><text:tab/></text:span><text:span text:style-name="T9">Разработать диграму Тьюринга решения задачи в среде интерпретатора jdt с использованием стандартных машин (r, l, R, L, K, a) и вспомогательных машин, определяемых поставленной задачей</text:span><text:span text:style-name="T8">.</text:span></text:p>
        </text:list-item>
      </text:list>
      <text:p text:style-name="P3"/>
      <text:list xml:id="list153340618703623" text:continue-numbering="true" text:style-name="WWNum1">
        <text:list-item>
          <text:p text:style-name="P13"><text:span text:style-name="T11">Задание</text:span><text:span text:style-name="T5"> (</text:span><text:span text:style-name="T12">вариант №</text:span><text:span text:style-name="T8"> </text:span><text:span text:style-name="T9">22*</text:span><text:span text:style-name="T5">): </text:span><text:span text:style-name="T6">Вычисление двоичного арифметического сдвига первого числа вправо на число разрядов, равное второму.</text:span></text:p>
        </text:list-item>
      </text:list>
      <text:p text:style-name="P3"/>
      <text:list xml:id="list153340140001021" text:continue-numbering="true" text:style-name="WWNum1">
        <text:list-item>
          <text:p text:style-name="P13"><text:span text:style-name="T11">Оборудование</text:span><text:span text:style-name="T5"> (</text:span><text:span text:style-name="T12">лабораторное</text:span><text:span text:style-name="T5">):</text:span></text:p>
        </text:list-item>
      </text:list>
      <text:p text:style-name="P18"><text:span text:style-name="T5">ЭВМ </text:span><text:span text:style-name="T8"><text:tab/>компьютер<text:tab/></text:span><text:span text:style-name="T5">, процессор</text:span><text:span text:style-name="T8"> Intel Core2 Duo CPU E8500 @ 3.163GHz<text:tab/></text:span><text:span text:style-name="T5">, имя узла сети </text:span><text:span text:style-name="T8"><text:tab/>cameron </text:span><text:span text:style-name="T5"><text:s/>с ОП </text:span><text:span text:style-name="T8"><text:tab/>16029<text:tab/> <text:s text:c="8"/></text:span><text:span text:style-name="T5"><text:s/>МБ</text:span></text:p>
      <text:p text:style-name="P19"><text:span text:style-name="T5">НМД </text:span><text:span text:style-name="T8"><text:tab/>2<text:tab/></text:span><text:span text:style-name="T5"> ГБ. <text:s/>Терминал </text:span><text:span text:style-name="T8"><text:tab/>gnome<text:tab/></text:span><text:span text:style-name="T5"> адрес </text:span><text:span text:style-name="T8"><text:tab/>172.16.80.213<text:tab/><text:tab/></text:span><text:span text:style-name="T5">. Принтер </text:span><text:span text:style-name="T8"><text:tab/>Лазерный с технологией pulling<text:tab/></text:span></text:p>
      <text:p text:style-name="P19"><text:span text:style-name="T5">Другие устройства </text:span><text:span text:style-name="T8"><text:tab/><text:tab/><text:tab/><text:tab/><text:tab/><text:tab/><text:tab/><text:tab/><text:tab/><text:tab/><text:tab/></text:span></text:p>
      <text:p text:style-name="P21"/>
      <text:p text:style-name="P19"><text:span text:style-name="T12">Оборудование ПЭВМ студента, если использовалось:</text:span></text:p>
      <text:p text:style-name="P19"><text:span text:style-name="T5">Процессор </text:span><text:span text:style-name="T8"><text:tab/>Intel Core i5-7200U @ 4x 2.712GHz</text:span><text:span text:style-name="T5">, ОП </text:span><text:span text:style-name="T8"><text:tab/>8073<text:tab/></text:span><text:span text:style-name="T5"> МБ, НМД </text:span><text:span text:style-name="T8">464</text:span><text:span text:style-name="T5"> ГБ. Монитор </text:span><text:span text:style-name="T8"><text:tab/><text:tab/></text:span></text:p>
      <text:p text:style-name="P19"><text:span text:style-name="T5">Другие устройства </text:span><text:span text:style-name="T8"><text:tab/><text:tab/><text:tab/><text:tab/><text:tab/><text:tab/><text:tab/><text:tab/><text:tab/><text:tab/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53341693444744" text:continue-numbering="true" text:style-name="WWNum1">
        <text:list-item>
          <text:p text:style-name="P13"><text:span text:style-name="T11">Программное обеспечение</text:span><text:span text:style-name="T5"> (</text:span><text:span text:style-name="T12">лабораторное</text:span><text:span text:style-name="T5">):</text:span></text:p>
        </text:list-item>
      </text:list>
      <text:p text:style-name="P18"><text:span text:style-name="T5">Операционная система семейства </text:span><text:span text:style-name="T8"><text:tab/>Unix<text:tab/></text:span><text:span text:style-name="T5">, наименование </text:span><text:span text:style-name="T8"><text:tab/><text:tab/>Ubuntu<text:tab/><text:tab/></text:span><text:span text:style-name="T5"> версия </text:span><text:span text:style-name="T8"><text:tab/>16.04<text:tab/></text:span></text:p>
      <text:p text:style-name="P18"><text:span text:style-name="T5">Интерпретатор команд </text:span><text:span text:style-name="T8"><text:tab/>bash<text:tab/><text:tab/><text:tab/><text:tab/><text:tab/><text:tab/></text:span><text:span text:style-name="T5"> версия </text:span><text:span text:style-name="T8"><text:tab/>4.3.48<text:tab/><text:tab/></text:span></text:p>
      <text:p text:style-name="P18"><text:span text:style-name="T5">Система программирования </text:span><text:span text:style-name="T8"><text:tab/><text:tab/><text:tab/><text:tab/><text:tab/><text:tab/><text:tab/></text:span><text:span text:style-name="T5"> версия </text:span><text:span text:style-name="T8"><text:tab/><text:tab/><text:tab/></text:span></text:p>
      <text:p text:style-name="P18"><text:span text:style-name="T5">Редактор текстов </text:span><text:span text:style-name="T8"><text:tab/><text:tab/><text:tab/><text:tab/><text:tab/><text:tab/><text:tab/></text:span><text:span text:style-name="T5"> версия </text:span><text:span text:style-name="T8"><text:tab/><text:tab/><text:tab/><text:tab/></text:span></text:p>
      <text:p text:style-name="P18"><text:span text:style-name="T5">Утилиты операционной системы </text:span><text:span text:style-name="T8"><text:tab/><text:tab/><text:tab/><text:tab/><text:tab/><text:tab/><text:tab/><text:tab/><text:tab/></text:span></text:p>
      <text:p text:style-name="P18"><text:span text:style-name="T5">Прикладные системы и программы </text:span><text:span text:style-name="T8"><text:tab/><text:tab/></text:span><text:span text:style-name="T9">jdt</text:span><text:span text:style-name="T8"><text:tab/><text:tab/><text:tab/><text:tab/><text:tab/><text:tab/><text:tab/></text:span></text:p>
      <text:p text:style-name="P18"><text:span text:style-name="T5">Местонахождения и имена файлов программ и данных </text:span><text:span text:style-name="T8"><text:tab/><text:tab/><text:tab/><text:tab/><text:tab/><text:tab/></text:span></text:p>
      <text:p text:style-name="P20"/>
      <text:p text:style-name="P18"><text:span text:style-name="T12">Программное обеспечение ЭВМ студента, если использовалось:</text:span></text:p>
      <text:p text:style-name="P18"><text:span text:style-name="T5">Операционная система семейства </text:span><text:span text:style-name="T8"><text:tab/>Unix<text:tab/></text:span><text:span text:style-name="T5">, наименование </text:span><text:span text:style-name="T8"><text:tab/><text:tab/>Ubuntu<text:tab/><text:tab/></text:span><text:span text:style-name="T5"> версия </text:span><text:span text:style-name="T8"><text:tab/>18.04<text:tab/></text:span></text:p>
      <text:p text:style-name="P18"><text:span text:style-name="T5">Интерпретатор команд </text:span><text:span text:style-name="T8"><text:tab/>bash<text:tab/><text:tab/><text:tab/><text:tab/><text:tab/><text:tab/></text:span><text:span text:style-name="T5"> версия </text:span><text:span text:style-name="T8"><text:tab/>4.4.19<text:tab/><text:tab/></text:span></text:p>
      <text:p text:style-name="P22"/>
      <text:p text:style-name="P22"/>
      <text:p text:style-name="P22"/>
      <text:list xml:id="list153341720693399" text:continue-numbering="true" text:style-name="WWNum1">
        <text:list-item>
          <text:p text:style-name="P13"><text:span text:style-name="T11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.</text:span><text:span text:style-name="T8"><text:line-break/><text:line-break/></text:span><text:span text:style-name="T10">Создаю копии введёных чисел. Уменьшаю второе число на 1, иду к первому, на место каждого символа ставлю символ, стоящий слева, кроме последнего: его просто пропускаю. Продолжаю так до тех пор, пока второе число больше нуля. Завершаю, стерев второе число и остановив головку справа последнего числа на ленте.</text:span></text:p>
        </text:list-item>
      </text:list>
      <text:p text:style-name="P3"/>
      <text:list xml:id="list153340422815694" text:continue-numbering="true" text:style-name="WWNum1">
        <text:list-item>
          <text:p text:style-name="P13"><text:span text:style-name="T11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text:line-break/></text:span></text:p>
          <text:p text:style-name="P16"><text:span text:style-name="T5">Ввод: 10010100 110</text:span></text:p>
          <text:p text:style-name="P16"><text:span text:style-name="T5">Вывод: 11111110</text:span></text:p>
          <text:p text:style-name="P16"><text:span text:style-name="T5">Ввод: 0111001101 101</text:span></text:p>
          <text:p text:style-name="P16"><text:span text:style-name="T5">Вывод: 0000001110</text:span></text:p>
          <text:p text:style-name="P16"><text:span text:style-name="T5">Ввод: 1000000000000000000 1001</text:span></text:p>
          <text:p text:style-name="P16"><text:span text:style-name="T5">Вывод: 1111111111000000000</text:span></text:p>
          <text:p text:style-name="P16"><text:span text:style-name="T5">Ввод: 00100000000000000000 1010</text:span></text:p>
          <text:p text:style-name="P16"><text:span text:style-name="T5">Вывод: </text:span><text:span text:style-name="T7">0000000000</text:span><text:span text:style-name="T5">0010000000</text:span></text:p>
          <text:p text:style-name="P17"><text:span text:style-name="T5">Ввод: 100 0</text:span></text:p>
          <text:p text:style-name="P17"><text:span text:style-name="T5">Вывод: 100</text:span></text:p>
          <text:p text:style-name="P17"><text:span text:style-name="T5">Ввод: 110 1</text:span></text:p>
          <text:p text:style-name="P17"><text:span text:style-name="T5">Вывод: 111</text:span></text:p>
        </text:list-item>
      </text:list>
      <text:p text:style-name="P5"/>
      <text:p text:style-name="P5"/>
      <text:p text:style-name="Standard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6"/>
      <text:p text:style-name="P7"><text:span text:style-name="T5">Допущен к выполнению работы. Подпись преподавателя </text:span><text:span text:style-name="T8"><text:tab/><text:tab/><text:tab/><text:tab/></text:span></text:p>
      <text:list xml:id="list153341415775271" text:continue-numbering="true" text:style-name="WWNum1">
        <text:list-item>
          <text:p text:style-name="P25"><text:span text:style-name="T15">Распечатка протокола</text:span><text:span text:style-name="T1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153341132598617" text:continue-numbering="true" text:style-name="WWNum1">
        <text:list-item>
          <text:p text:style-name="P15"><text:span text:style-name="T11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9">№</text:p>
          </table:table-cell>
          <table:table-cell table:style-name="Таблица2.A1" office:value-type="string">
            <text:p text:style-name="P9">Лаб.</text:p>
            <text:p text:style-name="P9">или</text:p>
            <text:p text:style-name="P9">дом.</text:p>
          </table:table-cell>
          <table:table-cell table:style-name="Таблица2.A1" office:value-type="string">
            <text:p text:style-name="P9">Дата</text:p>
          </table:table-cell>
          <table:table-cell table:style-name="Таблица2.A1" office:value-type="string">
            <text:p text:style-name="P9">Время</text:p>
          </table:table-cell>
          <table:table-cell table:style-name="Таблица2.A1" office:value-type="string">
            <text:p text:style-name="P9">Событие</text:p>
          </table:table-cell>
          <table:table-cell table:style-name="Таблица2.A1" office:value-type="string">
            <text:p text:style-name="P9">Действие по исправлению</text:p>
          </table:table-cell>
          <table:table-cell table:style-name="Таблица2.A1" office:value-type="string">
            <text:p text:style-name="P9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  <table:table-cell table:style-name="Таблица2.A1" office:value-type="string">
            <text:p text:style-name="P4"/>
            <text:p text:style-name="P4"/>
          </table:table-cell>
        </table:table-row>
      </table:table>
      <text:p text:style-name="P4"/>
      <text:list xml:id="list153339919617410" text:continue-numbering="true" text:style-name="WWNum1">
        <text:list-item>
          <text:p text:style-name="P13"><text:span text:style-name="T5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3"><text:span text:style-name="T5">Выводы <text:s/></text:span><text:span text:style-name="T8"><text:tab/>Проделав данную работу я научился составлять программы машин Тьюринга для выполнения различных задач над словами. Для себя я выделил некоторые особенности: чтобы работа машины Тьюринга считалась нормированной, необходимо, чтобы исходное слово осталось без изменения, а голова встала на первом пробеле после последнего слова. Единственное место, где можно сохранять данные – это состояния.<text:tab/><text:tab/><text:tab/><text:tab/><text:tab/><text:tab/><text:tab/><text:tab/><text:tab/></text:span></text:p>
        </text:list-item>
      </text:list>
      <text:p text:style-name="P23"/>
      <text:p text:style-name="P23"/>
      <text:p text:style-name="P23"/>
      <text:p text:style-name="P18"><text:span text:style-name="T5">Недочеты, допущенные при выполнении задания, могут быть устранены следующим образом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4"><text:span text:style-name="T5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9:08:00</meta:creation-date>
    <meta:initial-creator>Гость</meta:initial-creator>
    <dc:date>2019-10-26T15:33:39.540504289</dc:date>
    <meta:editing-duration>PT4M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3" meta:paragraph-count="61" meta:word-count="494" meta:character-count="3917" meta:non-whitespace-character-count="3170"/>
  </office:meta>
</office:document-meta>
</file>